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weight="bold" officeooo:rsid="0008778d" officeooo:paragraph-rsid="0008778d" style:font-weight-asian="bold" style:font-weight-complex="bold"/>
    </style:style>
    <style:style style:name="P2" style:family="paragraph" style:parent-style-name="Text_20_body">
      <style:text-properties style:font-name="Arial" officeooo:rsid="0008778d"/>
    </style:style>
    <style:style style:name="P3" style:family="paragraph" style:parent-style-name="Text_20_body">
      <style:text-properties style:font-name="Arial" officeooo:rsid="0008778d" officeooo:paragraph-rsid="0008778d"/>
    </style:style>
    <style:style style:name="P4" style:family="paragraph" style:parent-style-name="Text_20_body">
      <style:text-properties style:font-name="Arial" officeooo:rsid="0008778d" officeooo:paragraph-rsid="000f7252"/>
    </style:style>
    <style:style style:name="P5" style:family="paragraph" style:parent-style-name="Text_20_body">
      <style:text-properties style:font-name="Arial" officeooo:rsid="00089e9e" officeooo:paragraph-rsid="00089e9e"/>
    </style:style>
    <style:style style:name="P6" style:family="paragraph" style:parent-style-name="Text_20_body">
      <style:text-properties style:font-name="Arial" officeooo:rsid="000a08ee" officeooo:paragraph-rsid="000a08ee"/>
    </style:style>
    <style:style style:name="P7" style:family="paragraph" style:parent-style-name="Text_20_body">
      <style:text-properties officeooo:rsid="00089e9e" officeooo:paragraph-rsid="00089e9e"/>
    </style:style>
    <style:style style:name="P8" style:family="paragraph" style:parent-style-name="Text_20_body">
      <style:text-properties fo:font-weight="bold" officeooo:rsid="00089e9e" officeooo:paragraph-rsid="00089e9e" style:font-weight-asian="bold" style:font-weight-complex="bold"/>
    </style:style>
    <style:style style:name="P9" style:family="paragraph" style:parent-style-name="Text_20_body">
      <style:text-properties fo:font-weight="bold" officeooo:rsid="000aadda" officeooo:paragraph-rsid="000aadda" style:font-weight-asian="bold" style:font-weight-complex="bold"/>
    </style:style>
    <style:style style:name="P10" style:family="paragraph" style:parent-style-name="Text_20_body">
      <style:text-properties officeooo:rsid="000aadda" officeooo:paragraph-rsid="000aadda"/>
    </style:style>
    <style:style style:name="P11" style:family="paragraph" style:parent-style-name="Text_20_body">
      <style:text-properties officeooo:paragraph-rsid="000aadda"/>
    </style:style>
    <style:style style:name="P12" style:family="paragraph" style:parent-style-name="Heading_20_3">
      <style:text-properties style:font-name="Arial"/>
    </style:style>
    <style:style style:name="P13" style:family="paragraph" style:parent-style-name="Text_20_body" style:list-style-name="L1">
      <style:text-properties style:font-name="Arial" officeooo:rsid="00089e9e" officeooo:paragraph-rsid="0008778d"/>
    </style:style>
    <style:style style:name="P14" style:family="paragraph" style:parent-style-name="Text_20_body" style:list-style-name="L2">
      <style:text-properties style:font-name="Arial" officeooo:rsid="00089e9e" officeooo:paragraph-rsid="00089e9e"/>
    </style:style>
    <style:style style:name="P15" style:family="paragraph" style:parent-style-name="Text_20_body" style:list-style-name="L1">
      <style:text-properties style:font-name="Arial" officeooo:rsid="000e2f78" officeooo:paragraph-rsid="000e2f78"/>
    </style:style>
    <style:style style:name="P16" style:family="paragraph" style:parent-style-name="Text_20_body" style:list-style-name="L2">
      <style:text-properties style:font-name="Arial" officeooo:rsid="000a08ee" officeooo:paragraph-rsid="000a08ee"/>
    </style:style>
    <style:style style:name="P17" style:family="paragraph" style:parent-style-name="Text_20_body" style:list-style-name="L2">
      <style:text-properties style:font-name="Arial" officeooo:rsid="000fa3c0" officeooo:paragraph-rsid="000fa3c0"/>
    </style:style>
    <style:style style:name="P18" style:family="paragraph" style:parent-style-name="Text_20_body">
      <style:text-properties style:font-name="Arial" officeooo:rsid="0008778d" officeooo:paragraph-rsid="000a08ee"/>
    </style:style>
    <style:style style:name="P19" style:family="paragraph" style:parent-style-name="Text_20_body" style:list-style-name="L2">
      <style:text-properties officeooo:paragraph-rsid="000a08ee"/>
    </style:style>
    <style:style style:name="P20" style:family="paragraph" style:parent-style-name="Text_20_body" style:list-style-name="L2">
      <style:text-properties officeooo:paragraph-rsid="00089e9e"/>
    </style:style>
    <style:style style:name="P21" style:family="paragraph" style:parent-style-name="Text_20_body">
      <style:text-properties officeooo:paragraph-rsid="0008778d"/>
    </style:style>
    <style:style style:name="T1" style:family="text">
      <style:text-properties officeooo:rsid="0008778d"/>
    </style:style>
    <style:style style:name="T2" style:family="text">
      <style:text-properties style:font-name="Arial"/>
    </style:style>
    <style:style style:name="T3" style:family="text">
      <style:text-properties style:font-name="Arial" officeooo:rsid="0008778d"/>
    </style:style>
    <style:style style:name="T4" style:family="text">
      <style:text-properties style:font-name="Arial" officeooo:rsid="00089e9e"/>
    </style:style>
    <style:style style:name="T5" style:family="text">
      <style:text-properties style:font-name="Arial" officeooo:rsid="000a08ee"/>
    </style:style>
    <style:style style:name="T6" style:family="text">
      <style:text-properties style:font-name="Arial" officeooo:rsid="000aadda"/>
    </style:style>
    <style:style style:name="T7" style:family="text">
      <style:text-properties style:font-name="Arial" officeooo:rsid="000f7252"/>
    </style:style>
    <style:style style:name="T8" style:family="text">
      <style:text-properties style:font-name="Arial" officeooo:rsid="000fa3c0"/>
    </style:style>
    <style:style style:name="T9" style:family="text">
      <style:text-properties style:font-name="Arial" officeooo:rsid="000fc019"/>
    </style:style>
    <style:style style:name="T10" style:family="text">
      <style:text-properties style:font-name="Arial" officeooo:rsid="0012e71b"/>
    </style:style>
    <style:style style:name="T11" style:family="text">
      <style:text-properties officeooo:rsid="000f2860"/>
    </style:style>
    <style:style style:name="T12" style:family="text">
      <style:text-properties officeooo:rsid="000f7252"/>
    </style:style>
    <style:style style:name="T13" style:family="text">
      <style:text-properties officeooo:rsid="000fc019"/>
    </style:style>
    <style:style style:name="T14" style:family="text">
      <style:text-properties officeooo:rsid="001199fd"/>
    </style:style>
    <style:style style:name="T15" style:family="text">
      <style:text-properties officeooo:rsid="0012e7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Plan praktyk <text:span text:style-name="T1">dla uczniów Zespołu Szkół Techniczno-Informatycznych im. Jana Nowaka-Jeziorańskiego w Łodzi, przeprowadzonych w firmie Pixel Technology sp. z o.o.<text:line-break/><text:line-break/>Projekt edukacyjny „Zawód technik-informatyk w praktyce”.</text:span></text:h>
      <text:p text:style-name="P2"/>
      <text:p text:style-name="P3">Praktyki będą się odbywać od 25.0<text:span text:style-name="T14">4</text:span> w formie zdalnej.</text:p>
      <text:p text:style-name="P3">W trakcie praktyk, poniższy plan może podlegać modyfikacjom, w zależności od oceny poziomu wiedzy uczestników.</text:p>
      <text:p text:style-name="P9"><text:span text:style-name="T3">Z</text:span><text:span text:style-name="T2">ałożenia:</text:span></text:p>
      <text:p text:style-name="P10"><text:span text:style-name="T3">U</text:span><text:span text:style-name="T2">czestnicy posiadają własne, wystarczająco wydajne komputery z dostępem do internetu.</text:span></text:p>
      <text:p text:style-name="P11"><text:span text:style-name="T6">Komunikacja odbywa się poprzez e-mail oraz komunikator </text:span><text:span text:style-name="T7">Discord</text:span></text:p>
      <text:p text:style-name="P10"><text:span text:style-name="T6">U</text:span><text:span text:style-name="T2">czestnicy mają zainstalowany program do zdalnej obsługi pulpitu (AnyDesk, TeamViewer), tak aby była możliwość zdalnego logowania na komputer uczestnika i ewentualne wsparcie merytoryczne.</text:span></text:p>
      <text:p text:style-name="P1">Cel:</text:p>
      <text:list xml:id="list3123059770" text:style-name="L1">
        <text:list-item>
          <text:p text:style-name="P13">Wytworzenie skryptu w języku Python, który będzie potrafił połączyć się z dwoma bazami danych, na dwóch różnych hostach. Po połączeniu będzie potrafił przenieść szablony opisu należące do jednego lekarza, na bazę danych na drugim hoście i przypisać te szablony innemu lekarzowi.</text:p>
        </text:list-item>
        <text:list-item>
          <text:p text:style-name="P15">Wytworzenie skryptu <text:span text:style-name="T11">w języku Python, który będzie sprawdzał pliki dicom pod kątem daty/godziny wykonania, a następnie odkładał je w drzewo katalogów serwera pacs w odpowiednie miejsca (rok/miesiac/dzien/godzina/accNum)</text:span></text:p>
        </text:list-item>
      </text:list>
      <text:p text:style-name="P8"><text:span text:style-name="T3">C</text:span><text:span text:style-name="T2">ele pośrednie:</text:span></text:p>
      <text:p text:style-name="P5">Nauka podstaw Ubuntu server.</text:p>
      <text:p text:style-name="P5">Nauka podstaw nginX web server</text:p>
      <text:p text:style-name="P5">Nauka podstaw zapytań SQL</text:p>
      <text:p text:style-name="P7"><text:span text:style-name="T4">N</text:span><text:span text:style-name="T2">auka podstaw pisania skryptów w Python</text:span></text:p>
      <text:p text:style-name="P1">Zadania:</text:p>
      <text:list xml:id="list2882448280" text:style-name="L2">
        <text:list-item>
          <text:p text:style-name="P19"><text:span text:style-name="T4">w</text:span><text:span text:style-name="T5">ykonane zadania powinny być dokumentowane jako strona internetowa, której zmiany będzie widać w trakcie projektu, a docelowo będzie umieszczona na jednej z instalowanych maszyn i widoczna w lokalnej sieci projektu poprzez server nginX.</text:span></text:p>
        </text:list-item>
        <text:list-item>
          <text:p text:style-name="P14">przy pomocy środowiska do wirtualizacji (proxmox, virtual box) zbudować 3 maszyny wirtualne</text:p>
        </text:list-item>
        <text:list-item>
          <text:p text:style-name="P14">na maszynach zainstalować Ubuntu server</text:p>
        </text:list-item>
        <text:list-item>
          <text:p text:style-name="P16"><text:soft-page-break/>założyć 3 użytkowników, którzy będą mieli konta na każdym z serwerów</text:p>
        </text:list-item>
        <text:list-item>
          <text:p text:style-name="P14">na maszynie A zainstalować nginX</text:p>
        </text:list-item>
        <text:list-item>
          <text:p text:style-name="P14">na maszynach B i C zainstalować postgres</text:p>
        </text:list-item>
        <text:list-item>
          <text:p text:style-name="P20"><text:span text:style-name="T9">udrożnić</text:span><text:span text:style-name="T4"> komunikację sieciową pomiędzy maszynami</text:span></text:p>
          <text:list>
            <text:list-item>
              <text:p text:style-name="P20"><text:span text:style-name="T4"><text:s/></text:span><text:span text:style-name="T5">użytkownicy z pkt. 3 mogą się logować po ssh z każdej maszyny na każdą (po kluczu </text:span><text:span text:style-name="T8">SSL</text:span><text:span text:style-name="T5">)</text:span></text:p>
            </text:list-item>
            <text:list-item>
              <text:p text:style-name="P16">z maszyny A można podłączyć się do bazy danych na B i C</text:p>
            </text:list-item>
            <text:list-item>
              <text:p text:style-name="P16">z maszyn B i C można dostać się na interface nginX</text:p>
            </text:list-item>
          </text:list>
        </text:list-item>
        <text:list-item>
          <text:p text:style-name="P17">wytworzyć skrypty</text:p>
        </text:list-item>
      </text:list>
      <text:p text:style-name="P6"/>
      <text:p text:style-name="P18"/>
      <text:p text:style-name="P3"><text:span text:style-name="T12">S</text:span>krypty mają być wielorazowego <text:span text:style-name="T12">użytku</text:span>, czyli wykonywane dla różnych zestawów danych źródłowych i docelowych....</text:p>
      <text:p text:style-name="P3">czyli...</text:p>
      <text:p text:style-name="P3">1. jako parametry uruchomieniowe w skrypcie szablonów (albo plik config albo jako parametr wywołujący skrypt), muszą być dane lekarza źródłowego i docelowego --&gt;</text:p>
      <text:p text:style-name="P3"><text:tab/>copy_szablony.py login1 login2 <text:s/>&lt;-- kopiujemy z jednego lekarza do drugiego</text:p>
      <text:p text:style-name="P3"><text:tab/>copy_szablony.py login1 all &lt;-- kopiujemy z jednego lekarza do wszystkich</text:p>
      <text:p text:style-name="P21"><text:span text:style-name="T3">2. </text:span><text:span text:style-name="T7">J</text:span><text:span text:style-name="T3">ako parametry </text:span><text:span text:style-name="T10">skryptu ukladającego pliki</text:span><text:span text:style-name="T3"> (albo plik conf) musi być katalog źródłowy (po którym skrypt będzie iterował) oraz katalog docelowy, gdzie badania będą składowa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9:40:19.377685313</meta:creation-date>
    <dc:title>Plan praktyk</dc:title>
    <meta:editing-cycles>10</meta:editing-cycles>
    <meta:generator>LibreOffice/6.4.7.2$Linux_X86_64 LibreOffice_project/40$Build-2</meta:generator>
    <meta:editing-duration>PT2H23M25S</meta:editing-duration>
    <dc:date>2022-04-26T18:16:20.627133257</dc:date>
    <meta:document-statistic meta:table-count="0" meta:image-count="0" meta:object-count="0" meta:page-count="2" meta:paragraph-count="33" meta:word-count="401" meta:character-count="2765" meta:non-whitespace-character-count="2406"/>
    <meta:template xlink:type="simple" xlink:actuate="onRequest" xlink:title="default_arial" xlink:href="../../../.config/libreoffice/4/user/template/default_arial.ott" meta:date="2020-05-25T19:40:18.35784917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000" VL:creator="" dc:date-time="2020-05-25T23:11:59"/>
  <VL:version-entry VL:title="Version2" VL:comment="Pierwsza wersja, do skonsultowania z uczestnikami." VL:creator="" dc:date-time="2020-05-25T23:51:35"/>
</VL:version-list>
</file>